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119cm"/>
    </style:style>
    <style:style style:name="Tabla1.C" style:family="table-column">
      <style:table-column-properties style:column-width="4.988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1.492cm"/>
    </style:style>
    <style:style style:name="Tabla1.F" style:family="table-column">
      <style:table-column-properties style:column-width="3.046cm"/>
    </style:style>
    <style:style style:name="Tabla1.G" style:family="table-column">
      <style:table-column-properties style:column-width="2.566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71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3.672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G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7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0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2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9e53" style:font-size-asian="8pt" style:font-weight-asian="bold" style:font-name-complex="Lucida Sans" style:font-size-complex="8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2379bb" fo:background-color="transparent" style:font-size-asian="8pt" style:font-weight-asian="bold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6334c" style:font-size-asian="8pt" style:font-name-complex="Lucida Sans" style:font-size-complex="8pt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5afe43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56334c" style:font-size-asian="10pt" style:font-size-complex="10pt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9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2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5541d9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5c31e7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25d1f9" style:font-size-asian="8pt" style:font-name-complex="Lucida Sans" style:font-size-complex="8pt"/>
    </style:style>
    <style:style style:name="P26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29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10pt" fo:language="es" fo:country="AR" officeooo:paragraph-rsid="0050e2b9" style:font-name-asian="Arial Unicode MS1" style:font-size-asian="10pt" style:font-name-complex="Arial Unicode MS1" style:font-size-complex="10pt"/>
    </style:style>
    <style:style style:name="P31" style:family="paragraph" style:parent-style-name="Standard">
      <loext:graphic-properties draw:fill="none"/>
      <style:paragraph-properties fo:margin-left="9.601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P32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3" style:family="paragraph" style:parent-style-name="Standard">
      <style:paragraph-properties fo:text-align="center" style:justify-single-word="false"/>
      <style:text-properties officeooo:rsid="006be356" officeooo:paragraph-rsid="006be356"/>
    </style:style>
    <style:style style:name="P3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6be356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6be356" style:font-size-asian="8pt" style:font-weight-asian="bold" style:font-name-complex="Lucida Sans" style:font-size-complex="8pt"/>
    </style:style>
    <style:style style:name="P3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style:font-name="Arial Narrow" fo:font-size="10pt" style:rfc-language-tag="es-ES-u-co-trad" fo:language="es" fo:country="ES" officeooo:paragraph-rsid="006be356" style:font-size-asian="10pt" style:font-size-complex="10pt"/>
    </style:style>
    <style:style style:name="P37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paragraph-rsid="006be356" fo:background-color="transparent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6ff0db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6be356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style:font-name="Lucida Sans" fo:font-size="8.5pt" style:rfc-language-tag="es-ES-u-co-trad" fo:language="es" fo:country="ES" officeooo:paragraph-rsid="005c31e7" style:font-size-asian="8.5pt" style:font-size-complex="8.5pt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5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7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8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9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0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1" style:family="text">
      <style:text-properties fo:color="#404040" style:font-name="Arial Narrow" fo:font-style="normal" style:font-name-asian="Arial Unicode MS1" style:font-style-asian="normal"/>
    </style:style>
    <style:style style:name="T12" style:family="text">
      <style:text-properties fo:color="#404040" style:font-name="Arial Narrow" fo:font-style="normal" officeooo:rsid="006be356" style:font-name-asian="Arial Unicode MS1" style:font-style-asian="normal"/>
    </style:style>
    <style:style style:name="T13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4" style:family="text">
      <style:text-properties fo:color="#404040" style:font-name="Arial Narrow" fo:font-size="12pt" fo:language="es" fo:country="ES" fo:font-style="normal" officeooo:rsid="006be356" style:font-name-asian="Arial Unicode MS1" style:font-size-asian="12pt" style:language-asian="es" style:country-asian="ES" style:font-style-asian="normal" style:font-size-complex="12pt" style:font-style-complex="italic"/>
    </style:style>
    <style:style style:name="T15" style:family="text">
      <style:text-properties fo:color="#404040" style:font-name="Arial Narrow" fo:font-size="12pt" fo:language="es" fo:country="ES" fo:font-style="normal" officeooo:rsid="0078dcb6" style:font-name-asian="Arial Unicode MS1" style:font-size-asian="12pt" style:language-asian="es" style:country-asian="ES" style:font-style-asian="normal" style:font-size-complex="12pt" style:font-style-complex="italic"/>
    </style:style>
    <style:style style:name="T16" style:family="text">
      <style:text-properties fo:color="#404040" style:font-name="Arial Narrow" fo:font-size="12pt" fo:language="es" fo:country="ES" fo:font-style="normal" officeooo:rsid="0053ad3f" style:font-name-asian="Arial Unicode MS1" style:font-size-asian="12pt" style:language-asian="es" style:country-asian="ES" style:font-style-asian="normal" style:font-size-complex="12pt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19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20" style:family="text">
      <style:text-properties fo:color="#221f1f" style:text-position="-5% 100%" fo:letter-spacing="-0.016cm" fo:font-weight="bold" fo:background-color="transparent" loext:char-shading-value="0" style:font-weight-asian="bold" style:font-name-complex="Lucida Sans" style:font-weight-complex="bold"/>
    </style:style>
    <style:style style:name="T21" style:family="text">
      <style:text-properties fo:font-size="12pt" style:font-size-asian="12pt" style:language-asian="es" style:country-asian="ES" style:font-size-complex="12pt"/>
    </style:style>
    <style:style style:name="T22" style:family="text">
      <style:text-properties style:text-position="-5% 100%" fo:letter-spacing="-0.012cm" fo:font-weight="bold" style:font-weight-asian="bold" style:font-weight-complex="bold"/>
    </style:style>
    <style:style style:name="T23" style:family="text">
      <style:text-properties style:text-position="-5% 100%" fo:letter-spacing="-0.012cm"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language-asian="es" style:country-asian="ES" style:font-weight-asian="bold" style:font-weight-complex="bold"/>
    </style:style>
    <style:style style:name="T26" style:family="text">
      <style:text-properties officeooo:rsid="0050e2b9" style:language-asian="es" style:country-asian="ES"/>
    </style:style>
    <style:style style:name="T27" style:family="text">
      <style:text-properties fo:letter-spacing="-0.007cm" fo:font-style="normal" style:language-asian="es" style:country-asian="ES" style:font-style-asian="normal" style:font-style-complex="normal"/>
    </style:style>
    <style:style style:name="T28" style:family="text">
      <style:text-properties officeooo:rsid="001e163a"/>
    </style:style>
    <style:style style:name="T29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30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1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2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3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4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5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6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7" style:family="text">
      <style:text-properties officeooo:rsid="005e291c"/>
    </style:style>
    <style:style style:name="T38" style:family="text">
      <style:text-properties officeooo:rsid="006be356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t. </text:p>
      <text:p text:style-name="P30"><text:span text:style-name="T26"><text:text-input text:description="&lt;if test=&quot;o.date_order&quot;&gt;">If</text:text-input></text:span><text:span text:style-name="T26">Fecha de Pedido: </text:span><text:span text:style-name="T25"><text:text-input text:description="&lt;formatLang(o.date_order,date='true')&gt;">DD/MM/YYYY</text:text-input></text:span><text:span text:style-name="T27"><text:text-input text:description="&lt;/if&gt;">/if</text:text-input></text:span></text:p>
      <text:p text:style-name="P31"><text:a xlink:type="simple" xlink:href="python://if%20test=%22o.requested_date%22" text:style-name="Internet_20_link" text:visited-style-name="Visited_20_Internet_20_Link"><text:span text:style-name="T31">if</text:span></text:a><text:span text:style-name="T32">Fecha de </text:span><text:span text:style-name="T34">E</text:span><text:span text:style-name="T32">ntrega </text:span><text:span text:style-name="T34">S</text:span><text:span text:style-name="T33">olicitada</text:span><text:span text:style-name="T32">: </text:span><text:a xlink:type="simple" xlink:href="python://formatLang(o.requested_date,date=True)" text:style-name="Internet_20_link" text:visited-style-name="Visited_20_Internet_20_Link"><text:span text:style-name="T35">requested_date</text:span></text:a><text:span text:style-name="T36"> </text:span><text:a xlink:type="simple" xlink:href="python:///if" text:style-name="Internet_20_link" text:visited-style-name="Visited_20_Internet_20_Link"><text:span text:style-name="T37">/if</text:span></text:a></text:p>
      <text:p text:style-name="P8">Cliente: <text:span text:style-name="T22"><text:placeholder text:placeholder-type="text">&lt;o.partner_id.commercial_partner_id.name&gt;</text:placeholder></text:span></text:p>
      <text:p text:style-name="P8"><text:span text:style-name="T23">Teléfono:</text:span><text:span text:style-name="T22"> </text:span><text:span text:style-name="T22"><text:placeholder text:placeholder-type="text">&lt;o.partner_id.commercial_partner_id.phone&gt;</text:placeholder></text:span></text:p>
      <text:p text:style-name="P8"><text:span text:style-name="T23">Mail:</text:span><text:span text:style-name="T22"> </text:span><text:span text:style-name="T22"><text:placeholder text:placeholder-type="text">&lt;o.partner_id.commercial_partner_id.email&gt;</text:placeholder></text:span></text:p>
      <text:p text:style-name="P9">CUIT <text:span text:style-name="T24"><text:placeholder text:placeholder-type="text">&lt;o.partner_id.commercial_partner_id.main_id_number&gt;</text:placeholder></text:span></text:p>
      <text:p text:style-name="P26"><text:placeholder text:placeholder-type="text">&lt;o.partner_id.commercial_partner_id.afip_responsability_type_id.name&gt;</text:placeholder></text:p>
      <text:p text:style-name="P28"><text:span text:style-name="T29">Dirección de entrega: </text:span><text:a xlink:type="simple" xlink:href="python://partner_address(o.partner_shipping_id)" text:style-name="Internet_20_link" text:visited-style-name="Visited_20_Internet_20_Link"><text:span text:style-name="T30">shipping_address</text:span></text:a>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0">Cant</text:p>
          </table:table-cell>
          <table:table-cell table:style-name="Tabla1.A1" office:value-type="string">
            <text:p text:style-name="P10">Detalle </text:p>
          </table:table-cell>
          <table:table-cell table:style-name="Tabla1.A1" office:value-type="string">
            <text:p text:style-name="P5"><text:span text:style-name="Emphasis"><text:span text:style-name="T11">Imagen</text:span></text:span></text:p>
          </table:table-cell>
          <table:table-cell table:style-name="Tabla1.D1" office:value-type="string">
            <text:p text:style-name="P33"><text:span text:style-name="Emphasis"><text:span text:style-name="T16">Precio de lista</text:span></text:span></text:p>
          </table:table-cell>
          <table:table-cell table:style-name="Tabla1.D1" office:value-type="string">
            <text:p text:style-name="P7"><text:span text:style-name="Emphasis"><text:span text:style-name="T13">Desc.</text:span></text:span></text:p>
          </table:table-cell>
          <table:table-cell table:style-name="Tabla1.A1" office:value-type="string">
            <text:p text:style-name="P5"><text:span text:style-name="Emphasis"><text:span text:style-name="T11">Precio </text:span></text:span><text:span text:style-name="Emphasis"><text:span text:style-name="T14">c</text:span></text:span><text:span text:style-name="Emphasis"><text:span text:style-name="T15">on </text:span></text:span><text:span text:style-name="Emphasis"><text:span text:style-name="T14">desc.</text:span></text:span></text:p>
          </table:table-cell>
          <table:table-cell table:style-name="Tabla1.A1" office:value-type="string">
            <text:p text:style-name="P5"><text:span text:style-name="Emphasis"><text:span text:style-name="T11">TOTAL </text:span></text:span></text:p>
          </table:table-cell>
        </table:table-row>
        <table:table-row table:style-name="Tabla1.2">
          <table:table-cell table:style-name="Tabla1.A2" table:number-columns-spanned="7" office:value-type="string">
            <text:p text:style-name="P41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36"><text:span text:style-name="T17"><text:text-input text:description="&lt;formatLang(line.product_uom_qty)&gt;">25,45</text:text-input></text:span></text:p>
          </table:table-cell>
          <table:table-cell table:style-name="Tabla1.B3" office:value-type="string">
            <text:p text:style-name="P39"><text:placeholder text:placeholder-type="text">&lt;line.name&gt;</text:placeholder></text:p>
          </table:table-cell>
          <table:table-cell table:style-name="Tabla1.C3" office:value-type="string">
            <text:p text:style-name="P11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40"><text:placeholder text:placeholder-type="text">&lt;formatLang(line.price_unit)&gt;</text:placeholder></text:p>
          </table:table-cell>
          <table:table-cell table:style-name="Tabla1.E3" office:value-type="string">
            <text:p text:style-name="P34"><text:text-input text:description="&lt;formatLang(line.discount)&gt;">10,5%</text:text-input></text:p>
          </table:table-cell>
          <table:table-cell table:style-name="Tabla1.F3" office:value-type="string">
            <text:p text:style-name="P35"><text:text-input text:description="&lt;formatLang(line.report_price_net, dp='Report Product Price')&gt;">9.999,50</text:text-input></text:p>
          </table:table-cell>
          <table:table-cell table:style-name="Tabla1.G3" office:value-type="string">
            <text:p text:style-name="P37"><text:text-input text:description="&lt;formatLang(line.report_price_subtotal)&gt;">99.999,50</text:text-input></text:p>
          </table:table-cell>
        </table:table-row>
        <table:table-row table:style-name="Tabla1.2">
          <table:table-cell table:style-name="Tabla1.A4" table:number-columns-spanned="7" office:value-type="string">
            <text:p text:style-name="P4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7" office:value-type="string">
            <text:p text:style-name="P43"><text:span text:style-name="T20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17">Precios con IVA Incluido. <text:s/></text:p>
      <text:p text:style-name="P18">Este presupuesto tiene validez hasta e<text:span text:style-name="T21">l </text:span><text:span text:style-name="T18"><text:text-input text:description="&lt;formatLang(o.validity_date,date=True)&gt;">fecha</text:text-input></text:span><text:span text:style-name="T21">.</text:span> Vencido dicho plazo queda sujeto a posibles variacione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><text:placeholder text:placeholder-type="text">&lt;o.note&gt;</text:placeholder></text:p>
          </table:table-cell>
        </table:table-row>
      </table:table>
      <text:p text:style-name="P19"/>
      <text:p text:style-name="P20">Saludos, <text:span text:style-name="T28">Atte.</text:span></text:p>
      <text:p text:style-name="P22"><text:text-input text:description="&lt;o.user_id.name&gt;">Roberto Ramirez</text:text-input></text:p>
      <text:p text:style-name="P21"><text:a xlink:type="simple" xlink:href="python://o.user_id.partner_id.email" text:style-name="Internet_20_link" text:visited-style-name="Visited_20_Internet_20_Link"><text:span text:style-name="T19">comercial_email</text:span></text:a></text:p>
      <text:p text:style-name="P21"><text:a xlink:type="simple" xlink:href="python://o.user_id.partner_id.phone" text:style-name="Internet_20_link" text:visited-style-name="Visited_20_Internet_20_Link"><text:span text:style-name="T19">phone</text:span></text:a><text:span text:style-name="T9"> / </text:span><text:a xlink:type="simple" xlink:href="python://o.user_id.partner_id.mobile" text:style-name="Internet_20_link" text:visited-style-name="Visited_20_Internet_20_Link"><text:span text:style-name="T10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0b8e82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font-size="16pt" fo:font-weight="bold" style:font-size-asian="16pt" style:font-weight-asian="bold"/>
    </style:style>
    <style:style style:name="MT4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5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6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7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8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M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sale_checkbook_id.report_partner_id.image,size_x=240,size_y=70,hold_ratio=True)" text:anchor-type="paragraph" svg:x="5.68cm" svg:y="-0.109cm" draw:z-index="0"><draw:text-box fo:min-height="1.859cm" fo:min-width="5.579cm"><text:p text:style-name="Frame_20_contents">Imagen</text:p></draw:text-box></draw:frame><text:s text:c="9"/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text:tab/><text:tab/><text:tab/></text:p>
        <text:p text:style-name="MP3"><text:tab/><text:span text:style-name="MT3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4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5">partner_street</text:span></text:a><text:span text:style-name="MT6"> </text:span><text:a xlink:type="simple" xlink:href="python://o.sale_checkbook_id.report_partner_id.street2" text:style-name="Internet_20_link" text:visited-style-name="Visited_20_Internet_20_Link"><text:span text:style-name="MT5">partner_street2</text:span></text:a><text:span text:style-name="MT6"> </text:span><text:a xlink:type="simple" xlink:href="python://o.sale_checkbook_id.report_partner_id.city" text:style-name="Internet_20_link" text:visited-style-name="Visited_20_Internet_20_Link"><text:span text:style-name="MT5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5">partner_phone</text:span></text:a><text:span text:style-name="MT5"> </text:span><text:a xlink:type="simple" xlink:href="python://o.sale_checkbook_id.report_partner_id.mobile" text:style-name="Internet_20_link" text:visited-style-name="Visited_20_Internet_20_Link"><text:span text:style-name="MT7">partner_mobile</text:span></text:a><text:span text:style-name="MT7"> </text:span><text:a xlink:type="simple" xlink:href="python://o.sale_checkbook_id.report_partner_id.email" text:style-name="Internet_20_link" text:visited-style-name="Visited_20_Internet_20_Link"><text:span text:style-name="MT7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8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27</meta:editing-cycles>
    <meta:print-date>2020-03-26T13:08:00</meta:print-date>
    <meta:creation-date>2020-03-26T14:41:00</meta:creation-date>
    <dc:date>2020-11-11T13:52:13.273363010</dc:date>
    <meta:editing-duration>P2DT13H36M18S</meta:editing-duration>
    <meta:generator>LibreOffice/6.4.5.2$Linux_X86_64 LibreOffice_project/40$Build-2</meta:generator>
    <meta:document-statistic meta:table-count="2" meta:image-count="0" meta:object-count="0" meta:page-count="1" meta:paragraph-count="41" meta:word-count="121" meta:character-count="950" meta:non-whitespace-character-count="877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